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25fe210" style:family="table" style:master-page-name="ta-mp-0x25fe210">
      <style:table-properties table:display="true" style:writing-mode="lr-tb"/>
    </style:style>
    <style:style style:name="ta-0x25fe400" style:family="table" style:master-page-name="ta-mp-0x25fe400">
      <style:table-properties table:display="true" style:writing-mode="lr-tb"/>
    </style:style>
    <style:style style:name="ta-0x25fe5f0" style:family="table" style:master-page-name="ta-mp-0x25fe5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26f5e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6f6018" style:family="table-cell" style:data-style-name="General">
      <style:table-cell-properties fo:background-color="#83ca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6f5b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26f61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6f62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317.25pt" style:use-optimal-column-width="false"/>
    </style:style>
    <style:style style:name="ACOL-2" style:family="table-column">
      <style:table-column-properties style:column-width="64.01pt" style:use-optimal-column-width="true"/>
    </style:style>
    <style:style style:name="ACOL-3" style:family="table-column">
      <style:table-column-properties style:column-width="105.00pt" style:use-optimal-column-width="false"/>
    </style:style>
    <style:style style:name="ACOL-4" style:family="table-column"/>
    <style:style style:name="AROW-1" style:family="table-row">
      <style:table-row-properties style:row-height="13.6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25fe21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2" table:number-columns-repeated="4"/>
        <table:table-column table:style-name="ACOL-0" table:number-columns-repeated="249"/>
        <table:table-row table:style-name="AROW-1">
          <table:table-cell table:style-name="ACE-0x26f5b98" office:value-type="string" office:string-value="commit 873af165678725509cab7c07f1e7722c815dff72">
            <text:p><text:a xlink:type="simple" xlink:actuate="onRequest" xlink:href="https://github.com/ks6g10/3yrprj/commit/873af165678725509cab7c07f1e7722c815dff72" office:title="https://github.com/ks6g10/3yrprj/commit/873af165678725509cab7c07f1e7722c815dff72&#10;Left click once to follow this link.&#10;Middle click once to select this cell">commit 873af165678725509cab7c07f1e7722c815dff72</text:a></text:p>
          </table:table-cell>
          <table:table-cell table:style-name="Gnumeric-default" office:value-type="string" office:string-value="Actual">
            <text:p>Actual</text:p>
          </table:table-cell>
          <table:table-cell table:style-name="Gnumeric-default"/>
          <table:table-cell table:style-name="ACE-0x26f6018" office:value-type="string" office:string-value="Estimation">
            <text:p>Estimation</text:p>
          </table:table-cell>
          <table:table-cell table:style-name="ACE-0x26f6018" office:value-type="string" office:string-value="Estimation">
            <text:p>Estimation</text:p>
          </table:table-cell>
          <table:table-cell table:style-name="ACE-0x26f6018" office:value-type="string" office:string-value="Estimation">
            <text:p>Estimation</text:p>
          </table:table-cell>
          <table:table-cell table:style-name="ACE-0x26f6018" office:value-type="string" office:string-value="Estimation">
            <text:p>Estimation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string" office:string-value="N assets">
            <text:p>N assets</text:p>
          </table:table-cell>
          <table:table-cell table:style-name="Gnumeric-default" office:value-type="string" office:string-value="Time">
            <text:p>Time</text:p>
          </table:table-cell>
          <table:table-cell table:style-name="Gnumeric-default" office:value-type="string" office:string-value="Growth in time">
            <text:p>Growth in time</text:p>
          </table:table-cell>
          <table:table-cell table:style-name="ACE-0x26f6018" office:value-type="string" office:string-value="Seconds">
            <text:p>Seconds</text:p>
          </table:table-cell>
          <table:table-cell table:style-name="ACE-0x26f6018" office:value-type="string" office:string-value="Minutes">
            <text:p>Minutes</text:p>
          </table:table-cell>
          <table:table-cell table:style-name="ACE-0x26f6018" office:value-type="string" office:string-value="Hours">
            <text:p>Hours</text:p>
          </table:table-cell>
          <table:table-cell table:style-name="ACE-0x26f6018" office:value-type="string" office:string-value="days">
            <text:p>days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float" office:value="0.044">
            <text:p>0.044</text:p>
          </table:table-cell>
          <table:table-cell table:style-name="Gnumeric-default"/>
          <table:table-cell table:style-name="ACE-0x26f6018" table:formula="of:=([.B2]*4)" office:value-type="string" office:string-value="#VALUE!">
            <text:p>#VALUE!</text:p>
          </table:table-cell>
          <table:table-cell table:style-name="ACE-0x26f6018" table:formula="of:=([.D3]/60)" office:value-type="string" office:string-value="#VALUE!">
            <text:p>#VALUE!</text:p>
          </table:table-cell>
          <table:table-cell table:style-name="ACE-0x26f6018" table:formula="of:=([.E3]/60)" office:value-type="string" office:string-value="#VALUE!">
            <text:p>#VALUE!</text:p>
          </table:table-cell>
          <table:table-cell table:style-name="ACE-0x26f6018" table:formula="of:=([.F3]/25)" office:value-type="string" office:string-value="#VALUE!">
            <text:p>#VALUE!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float" office:value="0.1">
            <text:p>0.1</text:p>
          </table:table-cell>
          <table:table-cell table:style-name="Gnumeric-default" table:formula="of:=([.B4]/[.B3])" office:value-type="float" office:value="2.27272727272727">
            <text:p>2.27272727272727</text:p>
          </table:table-cell>
          <table:table-cell table:style-name="ACE-0x26f6018" table:formula="of:=([.B3]*4)" office:value-type="float" office:value="0.176">
            <text:p>0.176</text:p>
          </table:table-cell>
          <table:table-cell table:style-name="ACE-0x26f6018" table:formula="of:=([.D4]/60)" office:value-type="float" office:value="0.00293333333333333">
            <text:p>0.00293333</text:p>
          </table:table-cell>
          <table:table-cell table:style-name="ACE-0x26f6018" table:formula="of:=([.E4]/60)" office:value-type="float" office:value="4.88888888888889e-05">
            <text:p>4.8889E−05</text:p>
          </table:table-cell>
          <table:table-cell table:style-name="ACE-0x26f6018" table:formula="of:=([.F4]/25)" office:value-type="float" office:value="1.95555555555556e-06">
            <text:p>1.9556E−06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float" office:value="0.4">
            <text:p>0.4</text:p>
          </table:table-cell>
          <table:table-cell table:style-name="Gnumeric-default" table:formula="of:=([.B5]/[.B4])" office:value-type="float" office:value="4">
            <text:p>4</text:p>
          </table:table-cell>
          <table:table-cell table:style-name="ACE-0x26f6018" table:formula="of:=([.B4]*4)" office:value-type="float" office:value="0.4">
            <text:p>0.4</text:p>
          </table:table-cell>
          <table:table-cell table:style-name="ACE-0x26f6018" table:formula="of:=([.D5]/60)" office:value-type="float" office:value="0.00666666666666667">
            <text:p>0.00666667</text:p>
          </table:table-cell>
          <table:table-cell table:style-name="ACE-0x26f6018" table:formula="of:=([.E5]/60)" office:value-type="float" office:value="0.000111111111111111">
            <text:p>0.00011111</text:p>
          </table:table-cell>
          <table:table-cell table:style-name="ACE-0x26f6018" table:formula="of:=([.F5]/25)" office:value-type="float" office:value="4.44444444444444e-06">
            <text:p>4.4444E−06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float" office:value="1.488">
            <text:p>1.488</text:p>
          </table:table-cell>
          <table:table-cell table:style-name="Gnumeric-default" table:formula="of:=([.B6]/[.B5])" office:value-type="float" office:value="3.72">
            <text:p>3.72</text:p>
          </table:table-cell>
          <table:table-cell table:style-name="ACE-0x26f6018" table:formula="of:=([.B5]*4)" office:value-type="float" office:value="1.6">
            <text:p>1.6</text:p>
          </table:table-cell>
          <table:table-cell table:style-name="ACE-0x26f6018" table:formula="of:=([.D6]/60)" office:value-type="float" office:value="0.0266666666666667">
            <text:p>0.02666667</text:p>
          </table:table-cell>
          <table:table-cell table:style-name="ACE-0x26f6018" table:formula="of:=([.E6]/60)" office:value-type="float" office:value="0.000444444444444444">
            <text:p>0.00044444</text:p>
          </table:table-cell>
          <table:table-cell table:style-name="ACE-0x26f6018" table:formula="of:=([.F6]/25)" office:value-type="float" office:value="1.77777777777778e-05">
            <text:p>1.7778E−05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float" office:value="6.069">
            <text:p>6.069</text:p>
          </table:table-cell>
          <table:table-cell table:style-name="Gnumeric-default" table:formula="of:=([.B7]/[.B6])" office:value-type="float" office:value="4.07862903225806">
            <text:p>4.07862903225806</text:p>
          </table:table-cell>
          <table:table-cell table:style-name="ACE-0x26f6018" table:formula="of:=([.B6]*4)" office:value-type="float" office:value="5.952">
            <text:p>5.952</text:p>
          </table:table-cell>
          <table:table-cell table:style-name="ACE-0x26f6018" table:formula="of:=([.D7]/60)" office:value-type="float" office:value="0.0992">
            <text:p>0.0992</text:p>
          </table:table-cell>
          <table:table-cell table:style-name="ACE-0x26f6018" table:formula="of:=([.E7]/60)" office:value-type="float" office:value="0.00165333333333333">
            <text:p>0.00165333</text:p>
          </table:table-cell>
          <table:table-cell table:style-name="ACE-0x26f6018" table:formula="of:=([.F7]/25)" office:value-type="float" office:value="6.61333333333333e-05">
            <text:p>6.6133E−05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float" office:value="24.173">
            <text:p>24.173</text:p>
          </table:table-cell>
          <table:table-cell table:style-name="Gnumeric-default" table:formula="of:=([.B8]/[.B7])" office:value-type="float" office:value="3.98302850551985">
            <text:p>3.98302850551985</text:p>
          </table:table-cell>
          <table:table-cell table:style-name="ACE-0x26f6018" table:formula="of:=([.B7]*4)" office:value-type="float" office:value="24.276">
            <text:p>24.276</text:p>
          </table:table-cell>
          <table:table-cell table:style-name="ACE-0x26f6018" table:formula="of:=([.D8]/60)" office:value-type="float" office:value="0.4046">
            <text:p>0.4046</text:p>
          </table:table-cell>
          <table:table-cell table:style-name="ACE-0x26f6018" table:formula="of:=([.E8]/60)" office:value-type="float" office:value="0.00674333333333333">
            <text:p>0.00674333</text:p>
          </table:table-cell>
          <table:table-cell table:style-name="ACE-0x26f6018" table:formula="of:=([.F8]/25)" office:value-type="float" office:value="0.000269733333333333">
            <text:p>0.00026973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90.422">
            <text:p>90.422</text:p>
          </table:table-cell>
          <table:table-cell table:style-name="Gnumeric-default" table:formula="of:=([.B9]/[.B8])" office:value-type="float" office:value="3.74061969966492">
            <text:p>3.74061969966492</text:p>
          </table:table-cell>
          <table:table-cell table:style-name="ACE-0x26f6018" table:formula="of:=([.B8]*4)" office:value-type="float" office:value="96.692">
            <text:p>96.692</text:p>
          </table:table-cell>
          <table:table-cell table:style-name="ACE-0x26f6018" table:formula="of:=([.D9]/60)" office:value-type="float" office:value="1.61153333333333">
            <text:p>1.61153333</text:p>
          </table:table-cell>
          <table:table-cell table:style-name="ACE-0x26f6018" table:formula="of:=([.E9]/60)" office:value-type="float" office:value="0.0268588888888889">
            <text:p>0.02685889</text:p>
          </table:table-cell>
          <table:table-cell table:style-name="ACE-0x26f6018" table:formula="of:=([.F9]/25)" office:value-type="float" office:value="0.00107435555555556">
            <text:p>0.00107436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float" office:value="17">
            <text:p>17</text:p>
          </table:table-cell>
          <table:table-cell table:style-name="Gnumeric-default" table:formula="of:=7*60+6.867" office:value-type="float" office:value="426.867">
            <text:p>426.867</text:p>
          </table:table-cell>
          <table:table-cell table:style-name="Gnumeric-default" table:formula="of:=([.B10]/[.B9])" office:value-type="float" office:value="4.7208312136427">
            <text:p>4.7208312136427</text:p>
          </table:table-cell>
          <table:table-cell table:style-name="ACE-0x26f6018" table:formula="of:=([.B9]*4)" office:value-type="float" office:value="361.688">
            <text:p>361.688</text:p>
          </table:table-cell>
          <table:table-cell table:style-name="ACE-0x26f6018" table:formula="of:=([.D10]/60)" office:value-type="float" office:value="6.02813333333333">
            <text:p>6.02813333</text:p>
          </table:table-cell>
          <table:table-cell table:style-name="ACE-0x26f6018" table:formula="of:=([.E10]/60)" office:value-type="float" office:value="0.100468888888889">
            <text:p>0.10046889</text:p>
          </table:table-cell>
          <table:table-cell table:style-name="ACE-0x26f6018" table:formula="of:=([.F10]/25)" office:value-type="float" office:value="0.00401875555555556">
            <text:p>0.00401876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float" office:value="18">
            <text:p>18</text:p>
          </table:table-cell>
          <table:table-cell table:style-name="Gnumeric-default" table:formula="of:=29*60+35.68" office:value-type="float" office:value="1775.68">
            <text:p>1775.68</text:p>
          </table:table-cell>
          <table:table-cell table:style-name="Gnumeric-default" table:formula="of:=([.B11]/[.B10])" office:value-type="float" office:value="4.15979684538744">
            <text:p>4.15979684538744</text:p>
          </table:table-cell>
          <table:table-cell table:style-name="ACE-0x26f6018" table:formula="of:=([.B10]*4)" office:value-type="float" office:value="1707.468">
            <text:p>1707.468</text:p>
          </table:table-cell>
          <table:table-cell table:style-name="ACE-0x26f6018" table:formula="of:=([.D11]/60)" office:value-type="float" office:value="28.4578">
            <text:p>28.4578</text:p>
          </table:table-cell>
          <table:table-cell table:style-name="ACE-0x26f6018" table:formula="of:=([.E11]/60)" office:value-type="float" office:value="0.474296666666667">
            <text:p>0.47429667</text:p>
          </table:table-cell>
          <table:table-cell table:style-name="ACE-0x26f6018" table:formula="of:=([.F11]/25)" office:value-type="float" office:value="0.0189718666666667">
            <text:p>0.01897187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float" office:value="19">
            <text:p>19</text:p>
          </table:table-cell>
          <table:table-cell table:style-name="Gnumeric-default" table:formula="of:=100*60+11.3" office:value-type="float" office:value="6011.3">
            <text:p>6011.3</text:p>
          </table:table-cell>
          <table:table-cell table:style-name="Gnumeric-default" table:formula="of:=([.B12]/[.B11])" office:value-type="float" office:value="3.38535096413768">
            <text:p>3.38535096413768</text:p>
          </table:table-cell>
          <table:table-cell table:style-name="ACE-0x26f6018" table:formula="of:=([.B11]*4)" office:value-type="float" office:value="7102.72">
            <text:p>7102.72</text:p>
          </table:table-cell>
          <table:table-cell table:style-name="ACE-0x26f6018" table:formula="of:=([.D12]/60)" office:value-type="float" office:value="118.378666666667">
            <text:p>118.378667</text:p>
          </table:table-cell>
          <table:table-cell table:style-name="ACE-0x26f6018" table:formula="of:=([.E12]/60)" office:value-type="float" office:value="1.97297777777778">
            <text:p>1.97297778</text:p>
          </table:table-cell>
          <table:table-cell table:style-name="ACE-0x26f6018" table:formula="of:=([.F12]/25)" office:value-type="float" office:value="0.0789191111111111">
            <text:p>0.07891911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float" office:value="20">
            <text:p>20</text:p>
          </table:table-cell>
          <table:table-cell table:number-columns-repeated="2" table:style-name="Gnumeric-default"/>
          <table:table-cell table:style-name="ACE-0x26f6018" table:formula="of:=([.D12]*4)" office:value-type="float" office:value="28410.88">
            <text:p>28410.88</text:p>
          </table:table-cell>
          <table:table-cell table:style-name="ACE-0x26f6018" table:formula="of:=([.D13]/60)" office:value-type="float" office:value="473.514666666667">
            <text:p>473.514667</text:p>
          </table:table-cell>
          <table:table-cell table:style-name="ACE-0x26f6018" table:formula="of:=([.E13]/60)" office:value-type="float" office:value="7.89191111111111">
            <text:p>7.89191111</text:p>
          </table:table-cell>
          <table:table-cell table:style-name="ACE-0x26f6018" table:formula="of:=([.F13]/25)" office:value-type="float" office:value="0.315676444444444">
            <text:p>0.31567644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float" office:value="21">
            <text:p>21</text:p>
          </table:table-cell>
          <table:table-cell table:number-columns-repeated="2" table:style-name="Gnumeric-default"/>
          <table:table-cell table:style-name="ACE-0x26f6018" table:formula="of:=([.D13]*4)" office:value-type="float" office:value="113643.52">
            <text:p>113643.52</text:p>
          </table:table-cell>
          <table:table-cell table:style-name="ACE-0x26f6018" table:formula="of:=([.D14]/60)" office:value-type="float" office:value="1894.05866666667">
            <text:p>1894.05867</text:p>
          </table:table-cell>
          <table:table-cell table:style-name="ACE-0x26f6018" table:formula="of:=([.E14]/60)" office:value-type="float" office:value="31.5676444444444">
            <text:p>31.5676444</text:p>
          </table:table-cell>
          <table:table-cell table:style-name="ACE-0x26f6018" table:formula="of:=([.F14]/25)" office:value-type="float" office:value="1.26270577777778">
            <text:p>1.26270578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float" office:value="22">
            <text:p>22</text:p>
          </table:table-cell>
          <table:table-cell table:number-columns-repeated="2" table:style-name="Gnumeric-default"/>
          <table:table-cell table:style-name="ACE-0x26f6018" table:formula="of:=([.D14]*4)" office:value-type="float" office:value="454574.08">
            <text:p>454574.08</text:p>
          </table:table-cell>
          <table:table-cell table:style-name="ACE-0x26f6018" table:formula="of:=([.D15]/60)" office:value-type="float" office:value="7576.23466666667">
            <text:p>7576.23467</text:p>
          </table:table-cell>
          <table:table-cell table:style-name="ACE-0x26f6018" table:formula="of:=([.E15]/60)" office:value-type="float" office:value="126.270577777778">
            <text:p>126.270578</text:p>
          </table:table-cell>
          <table:table-cell table:style-name="ACE-0x26f6018" table:formula="of:=([.F15]/25)" office:value-type="float" office:value="5.05082311111111">
            <text:p>5.05082311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float" office:value="23">
            <text:p>23</text:p>
          </table:table-cell>
          <table:table-cell table:number-columns-repeated="2" table:style-name="Gnumeric-default"/>
          <table:table-cell table:style-name="ACE-0x26f6018" table:formula="of:=([.D15]*4)" office:value-type="float" office:value="1818296.32">
            <text:p>1818296.32</text:p>
          </table:table-cell>
          <table:table-cell table:style-name="ACE-0x26f6018" table:formula="of:=([.D16]/60)" office:value-type="float" office:value="30304.9386666667">
            <text:p>30304.9387</text:p>
          </table:table-cell>
          <table:table-cell table:style-name="ACE-0x26f6018" table:formula="of:=([.E16]/60)" office:value-type="float" office:value="505.082311111111">
            <text:p>505.082311</text:p>
          </table:table-cell>
          <table:table-cell table:style-name="ACE-0x26f6018" table:formula="of:=([.F16]/25)" office:value-type="float" office:value="20.2032924444444">
            <text:p>20.2032924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float" office:value="24">
            <text:p>24</text:p>
          </table:table-cell>
          <table:table-cell table:number-columns-repeated="2" table:style-name="Gnumeric-default"/>
          <table:table-cell table:style-name="ACE-0x26f6018" table:formula="of:=([.D16]*4)" office:value-type="float" office:value="7273185.28">
            <text:p>7273185.28</text:p>
          </table:table-cell>
          <table:table-cell table:style-name="ACE-0x26f6018" table:formula="of:=([.D17]/60)" office:value-type="float" office:value="121219.754666667">
            <text:p>121219.755</text:p>
          </table:table-cell>
          <table:table-cell table:style-name="ACE-0x26f6018" table:formula="of:=([.E17]/60)" office:value-type="float" office:value="2020.32924444444">
            <text:p>2020.32924</text:p>
          </table:table-cell>
          <table:table-cell table:style-name="ACE-0x26f6018" table:formula="of:=([.F17]/25)" office:value-type="float" office:value="80.8131697777778">
            <text:p>80.8131698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float" office:value="25">
            <text:p>25</text:p>
          </table:table-cell>
          <table:table-cell table:number-columns-repeated="2" table:style-name="Gnumeric-default"/>
          <table:table-cell table:style-name="ACE-0x26f6018" table:formula="of:=([.D17]*4)" office:value-type="float" office:value="29092741.12">
            <text:p>29092741.1</text:p>
          </table:table-cell>
          <table:table-cell table:style-name="ACE-0x26f6018" table:formula="of:=([.D18]/60)" office:value-type="float" office:value="484879.018666667">
            <text:p>484879.019</text:p>
          </table:table-cell>
          <table:table-cell table:style-name="ACE-0x26f6018" table:formula="of:=([.E18]/60)" office:value-type="float" office:value="8081.31697777778">
            <text:p>8081.31698</text:p>
          </table:table-cell>
          <table:table-cell table:style-name="ACE-0x26f6018" table:formula="of:=([.F18]/25)" office:value-type="float" office:value="323.252679111111">
            <text:p>323.252679</text:p>
          </table:table-cell>
          <table:table-cell table:number-columns-repeated="249" table:style-name="Gnumeric-default"/>
        </table:table-row>
        <table:table-row table:style-name="AROW-1">
          <table:table-cell table:style-name="Gnumeric-default" office:value-type="float" office:value="26">
            <text:p>26</text:p>
          </table:table-cell>
          <table:table-cell table:number-columns-repeated="2" table:style-name="Gnumeric-default"/>
          <table:table-cell table:style-name="ACE-0x26f6018" table:formula="of:=([.D18]*4)" office:value-type="float" office:value="116370964.48">
            <text:p>116370964</text:p>
          </table:table-cell>
          <table:table-cell table:style-name="ACE-0x26f6018" table:formula="of:=([.D19]/60)" office:value-type="float" office:value="1939516.07466667">
            <text:p>1939516.07</text:p>
          </table:table-cell>
          <table:table-cell table:style-name="ACE-0x26f6018" table:formula="of:=([.E19]/60)" office:value-type="float" office:value="32325.2679111111">
            <text:p>32325.2679</text:p>
          </table:table-cell>
          <table:table-cell table:style-name="ACE-0x26f6018" table:formula="of:=([.F19]/25)" office:value-type="float" office:value="1293.01071644444">
            <text:p>1293.01072</text:p>
          </table:table-cell>
          <table:table-cell table:number-columns-repeated="249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12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223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25fe400" table:print="true">
        <office:forms form:automatic-focus="false" form:apply-design-mode="false">
          <form:form/>
        </office:forms>
        <table:table-column table:default-cell-style-name="ACE-0x26f6138" table:style-name="ACOL-2"/>
        <table:table-column table:default-cell-style-name="ACE-0x26f6138" table:style-name="ACOL-0" table:number-columns-repeated="255"/>
        <table:table-row table:style-name="AROW-1">
          <table:table-cell table:number-columns-repeated="256" table:style-name="ACE-0x26f6138"/>
        </table:table-row>
        <table:table-row table:style-name="AROW-0">
          <table:table-cell table:number-columns-repeated="256" table:style-name="ACE-0x26f6138"/>
        </table:table-row>
        <table:table-row table:style-name="AROW-0" table:number-rows-repeated="65534">
          <table:table-cell table:number-columns-repeated="256" table:style-name="ACE-0x26f613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25fe5f0" table:print="true">
        <office:forms form:automatic-focus="false" form:apply-design-mode="false">
          <form:form/>
        </office:forms>
        <table:table-column table:default-cell-style-name="ACE-0x26f6258" table:style-name="ACOL-2"/>
        <table:table-column table:default-cell-style-name="ACE-0x26f6258" table:style-name="ACOL-0" table:number-columns-repeated="255"/>
        <table:table-row table:style-name="AROW-1">
          <table:table-cell table:number-columns-repeated="256" table:style-name="ACE-0x26f6258"/>
        </table:table-row>
        <table:table-row table:style-name="AROW-0">
          <table:table-cell table:number-columns-repeated="256" table:style-name="ACE-0x26f6258"/>
        </table:table-row>
        <table:table-row table:style-name="AROW-0" table:number-rows-repeated="65534">
          <table:table-cell table:number-columns-repeated="256" table:style-name="ACE-0x26f625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26f34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27880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278b3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25fe210" style:display-name="Sheet1" style:page-layout-name="pl-0x26f34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25fe400" style:display-name="Sheet2" style:page-layout-name="pl-0x27880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25fe5f0" style:display-name="Sheet3" style:page-layout-name="pl-0x278b3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10-28T18:54:47Z</dc:date>
    <meta:creation-date>2012-10-25T13:09:59Z</meta:creation-date>
    <meta:editing-cycles>3</meta:editing-cycles>
    <meta:editing-duration>PT5S</meta:editing-duration>
    <meta:generator>gnumeric/1.10.17</meta:generator>
  </office:meta>
</office:document-meta>
</file>